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d14c" officeooo:paragraph-rsid="000ad14c"/>
    </style:style>
    <style:style style:name="P2" style:family="paragraph" style:parent-style-name="Standard">
      <style:text-properties officeooo:rsid="000b6b07" officeooo:paragraph-rsid="000b6b07"/>
    </style:style>
    <style:style style:name="P3" style:family="paragraph" style:parent-style-name="Standard">
      <style:text-properties officeooo:rsid="000d59fe" officeooo:paragraph-rsid="000d59fe"/>
    </style:style>
    <style:style style:name="P4" style:family="paragraph" style:parent-style-name="Standard">
      <style:text-properties officeooo:rsid="000d8781" officeooo:paragraph-rsid="000d8781"/>
    </style:style>
    <style:style style:name="P5" style:family="paragraph" style:parent-style-name="Standard">
      <style:text-properties officeooo:rsid="000d8781" officeooo:paragraph-rsid="0011dca1"/>
    </style:style>
    <style:style style:name="P6" style:family="paragraph" style:parent-style-name="Standard">
      <style:text-properties officeooo:rsid="0011dca1" officeooo:paragraph-rsid="0014fdea"/>
    </style:style>
    <style:style style:name="P7" style:family="paragraph" style:parent-style-name="Standard">
      <style:text-properties officeooo:rsid="0018a26c" officeooo:paragraph-rsid="0018a26c"/>
    </style:style>
    <style:style style:name="P8" style:family="paragraph" style:parent-style-name="Standard">
      <style:text-properties officeooo:rsid="00130fdc" officeooo:paragraph-rsid="001b3abc"/>
    </style:style>
    <style:style style:name="P9" style:family="paragraph" style:parent-style-name="Standard">
      <style:text-properties officeooo:rsid="001a5e43" officeooo:paragraph-rsid="001a5e43"/>
    </style:style>
    <style:style style:name="P10" style:family="paragraph" style:parent-style-name="Standard">
      <style:text-properties officeooo:rsid="001d8406" officeooo:paragraph-rsid="001d8406"/>
    </style:style>
    <style:style style:name="P11" style:family="paragraph" style:parent-style-name="Standard">
      <style:text-properties officeooo:rsid="001f44ec" officeooo:paragraph-rsid="001f44ec"/>
    </style:style>
    <style:style style:name="P12" style:family="paragraph" style:parent-style-name="Standard">
      <style:text-properties officeooo:rsid="00224b1d" officeooo:paragraph-rsid="00224b1d"/>
    </style:style>
    <style:style style:name="P13" style:family="paragraph" style:parent-style-name="Standard">
      <style:text-properties officeooo:rsid="001b3abc" officeooo:paragraph-rsid="001b3abc"/>
    </style:style>
    <style:style style:name="P14" style:family="paragraph" style:parent-style-name="Standard">
      <style:paragraph-properties fo:padding="0.074cm" fo:border-left="none" fo:border-right="none" fo:border-top="none" fo:border-bottom="0.06pt solid #000000" style:join-border="false"/>
      <style:text-properties officeooo:rsid="000ef174" officeooo:paragraph-rsid="0011dca1"/>
    </style:style>
    <style:style style:name="P15" style:family="paragraph" style:parent-style-name="Standard">
      <style:paragraph-properties fo:break-before="page"/>
      <style:text-properties officeooo:rsid="0011dca1" officeooo:paragraph-rsid="0014fdea"/>
    </style:style>
    <style:style style:name="T1" style:family="text">
      <style:text-properties officeooo:rsid="000ad14c"/>
    </style:style>
    <style:style style:name="T2" style:family="text">
      <style:text-properties officeooo:rsid="000d59fe"/>
    </style:style>
    <style:style style:name="T3" style:family="text">
      <style:text-properties officeooo:rsid="000ef174"/>
    </style:style>
    <style:style style:name="T4" style:family="text">
      <style:text-properties officeooo:rsid="00130fdc"/>
    </style:style>
    <style:style style:name="T5" style:family="text">
      <style:text-properties officeooo:rsid="001a5e43"/>
    </style:style>
    <style:style style:name="T6" style:family="text">
      <style:text-properties officeooo:rsid="001b3abc"/>
    </style:style>
    <style:style style:name="T7" style:family="text">
      <style:text-properties officeooo:rsid="001c6423"/>
    </style:style>
    <style:style style:name="T8" style:family="text">
      <style:text-properties officeooo:rsid="001f44ec"/>
    </style:style>
    <style:style style:name="T9" style:family="text">
      <style:text-properties officeooo:rsid="001ff49d"/>
    </style:style>
    <style:style style:name="T10" style:family="text">
      <style:text-properties officeooo:rsid="0021373d"/>
    </style:style>
    <style:style style:name="T11" style:family="text">
      <style:text-properties officeooo:rsid="00264ec4"/>
    </style:style>
    <style:style style:name="T12" style:family="text">
      <style:text-properties officeooo:rsid="00289d45"/>
    </style:style>
    <style:style style:name="T13" style:family="text">
      <style:text-properties officeooo:rsid="002ac981"/>
    </style:style>
    <style:style style:name="T14" style:family="text">
      <style:text-properties officeooo:rsid="002c00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line of model development</text:p>
      <text:p text:style-name="P1"/>
      <text:p text:style-name="P1">Model</text:p>
      <text:p text:style-name="P1">Why?</text:p>
      <text:p text:style-name="P1"/>
      <text:p text:style-name="P1">1) basicBranching.NetLogo</text:p>
      <text:p text:style-name="P1">Basic branching-growth model</text:p>
      <text:p text:style-name="P1">Netlogo 2D</text:p>
      <text:p text:style-name="P1"/>
      <text:p text:style-name="P1">-<text:span text:style-name="T11">modified to include diffusion</text:span></text:p>
      <text:p text:style-name="P1"/>
      <text:p text:style-name="P1">Prototyping a colony growth model – stationary cells, nutrient use/regeneration – to learn how to use turtles and patches, and to explore how <text:span text:style-name="T2">basic growth rules constrained by nutrient availability in a homogenous area can result in different coverage rates.</text:span></text:p>
      <text:p text:style-name="P1"/>
      <text:p text:style-name="P2">Cells grow directly forwards, with a 1/10 chance of instead branching symmetrically* (two daughter cells), and require excess energy to do this. <text:span text:style-name="T1">Only 1 turtle per patch can survive in the long term – turtles consume up to 2 food per tick from own patch, and lose 1 food per turn, and patches regenerate 1 food per tick. Nutrients are not passed between cells.</text:span></text:p>
      <text:p text:style-name="P2"/>
      <text:p text:style-name="P2">*<text:span text:style-name="T2">not really accurate to any known species</text:span></text:p>
      <text:p text:style-name="P1"/>
      <text:p text:style-name="P1">Sigmoidal growth curve as each cell can reproduce, leading to initial exponential growth followed by slowing as <text:span text:style-name="T2">cell branches become unable to cross one another due to dearth of nutrients. Coverage of the experimental area is generally about </text:span></text:p>
      <text:p text:style-name="P1"/>
      <text:p text:style-name="P2">N.B. Add more sliders! Food usage, uptake, regen rate, maximum. Branch chance and angles. Boundary wraparound. Readout for % coverage of area (turtles/patches). <text:span text:style-name="T2">Link cells and allow passage of nutrients between them, as with hyphal growth. Experiment with all of these.</text:span></text:p>
      <text:p text:style-name="P2"/>
      <text:p text:style-name="P7">Experiments to run/show:</text:p>
      <text:p text:style-name="P7">Default behaviour</text:p>
      <text:p text:style-name="P7">Complete coverage with diffusion</text:p>
      <text:p text:style-name="P7">Behaviour/failure with inter-cell diffusion</text:p>
      <text:p text:style-name="P7">Cool migratory growth</text:p>
      <text:p text:style-name="P7"/>
      <text:p text:style-name="P9">things to discuss adding – conditional behaviour – nutrient seeking branching + turning on inter-cell diffusion once growth stagnates – <text:span text:style-name="T8">only growing onto unoccupied patches, and seeing if steric hindrance still occurs</text:span></text:p>
      <text:p text:style-name="P2"/>
      <text:p text:style-name="P3">Based on a paper – branching should be more likely in resource scarcity? (Original bacillus paper)</text:p>
      <text:p text:style-name="P5">Added <text:span text:style-name="T3">SLIDERS!<text:line-break/></text:span></text:p>
      <text:p text:style-name="P14">Interesting result – nutrient regen 1, uptake 4+, use 2 results in perpetual motion (short trails of cells moving around arena)</text:p>
      <text:p text:style-name="P4"/>
      <text:p text:style-name="P6"/>
      <text:p text:style-name="P15">The first model was intended <text:span text:style-name="T4">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6"/>
      <text:p text:style-name="P8">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6">Cells reproduce by replicating themselves and pushing the replicate in front of it. Reproducing costs the cell as much energy as a turn of survival (in other words, the cell’s energy upkeep requirement is doubled on a turn in which it reproduces) and a cell will reproduce whenever it can do so without immediately exhausting itself..</text:span></text:p>
      <text:p text:style-name="P8"/>
      <text:p text:style-name="P11">(Figure 1 – <text:span text:style-name="T14">Screenshot series from 2D growth model </text:span>)</text:p>
      <text:p text:style-name="P11"/>
      <text:p text:style-name="P8">Under the default settings, each 1x1 grid square (“patch”) can support a single cell. <text:span text:style-name="T5">As each cell is placed one grid length in front of its parent cell, branches usually cannot grow across one another – the first depletes the nutrients of the area it occupies,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8"/>
      <text:p text:style-name="P11">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10">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11"/>
      <text:p text:style-name="P12">(Figure 2 – <text:span text:style-name="T14">Screenshot series with diffusion</text:span>)</text:p>
      <text:p text:style-name="P10"/>
      <text:p text:style-name="P10"><text:span text:style-name="T10">This limitation</text:span> is overcome when nutrient diffusion across the growth space is introduced to the model. <text:span text:style-name="T9">More than once cell can survive on a grid space and a once cell can accumulate energy indefinitely if any surrounding patch stays empty, allowing it to continually reproduce until all adjacent squares are occupied. This ultimately, and invariably, results in complete growth over the surface with one cell per grid square, as this puts th e energy flow exactly in equilibrium. However, the last few squares are only occupied following a lengthly trial and error process. </text:span></text:p>
      <text:p text:style-name="P8"/>
      <text:p text:style-name="P13">All of the <text:span text:style-name="T12">aforementioned</text:span> models display blind behaviour on behalf of the cells – their behaviour does not change based on their surroundings <text:s/><text:span text:style-name="T7">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0:26:17.453000000</meta:creation-date>
    <dc:date>2018-07-04T17:15:12.675000000</dc:date>
    <meta:editing-duration>PT5H15M15S</meta:editing-duration>
    <meta:editing-cycles>8</meta:editing-cycles>
    <meta:generator>LibreOffice/5.2.0.4$Windows_x86 LibreOffice_project/066b007f5ebcc236395c7d282ba488bca6720265</meta:generator>
    <meta:document-statistic meta:table-count="0" meta:image-count="0" meta:object-count="0" meta:page-count="2" meta:paragraph-count="29" meta:word-count="836" meta:character-count="5252" meta:non-whitespace-character-count="4427"/>
  </office:meta>
</office:document-meta>
</file>